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/>
  </office:automatic-styles>
  <office:body>
    <office:spreadsheet>
      <table:table table:name="Plain WT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row table:style-name="ro1">
          <table:table-cell table:number-columns-repeated="2"/>
          <table:table-cell office:value-type="string" calcext:value-type="string">
            <text:p>Simple FM</text:p>
          </table:table-cell>
          <table:table-cell table:number-columns-repeated="2"/>
          <table:table-cell office:value-type="string" calcext:value-type="string">
            <text:p>Relative FM / RRR</text:p>
          </table:table-cell>
          <table:table-cell table:number-columns-repeated="2"/>
          <table:table-cell office:value-type="string" calcext:value-type="string">
            <text:p>Relative FM / Sparse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Time (s)</text:p>
          </table:table-cell>
          <table:table-cell office:value-type="string" calcext:value-type="string">
            <text:p>Size (MB)</text:p>
          </table:table-cell>
          <table:table-cell/>
          <table:table-cell office:value-type="string" calcext:value-type="string">
            <text:p>Time (s)</text:p>
          </table:table-cell>
          <table:table-cell office:value-type="string" calcext:value-type="string">
            <text:p>Size (MB)</text:p>
          </table:table-cell>
          <table:table-cell/>
          <table:table-cell office:value-type="string" calcext:value-type="string">
            <text:p>Time (s)</text:p>
          </table:table-cell>
          <table:table-cell office:value-type="string" calcext:value-type="string">
            <text:p>Size (MB)</text:p>
          </table:table-cell>
        </table:table-row>
        <table:table-row table:style-name="ro1">
          <table:table-cell office:value-type="string" calcext:value-type="string">
            <text:p>yanhuang</text:p>
          </table:table-cell>
          <table:table-cell/>
          <table:table-cell table:formula="of:=AVERAGE([.C11];[.C15];[.C19];[.C23];[.C27])" office:value-type="float" office:value="56.45" calcext:value-type="float">
            <text:p>56,45</text:p>
          </table:table-cell>
          <table:table-cell office:value-type="float" office:value="1089.68" calcext:value-type="float">
            <text:p>1090</text:p>
          </table:table-cell>
          <table:table-cell/>
          <table:table-cell table:formula="of:=AVERAGE([.F11];[.F15];[.F19];[.F23];[.F27])" office:value-type="float" office:value="621.466" calcext:value-type="float">
            <text:p>621,47</text:p>
          </table:table-cell>
          <table:table-cell office:value-type="float" office:value="288.165" calcext:value-type="float">
            <text:p>288</text:p>
          </table:table-cell>
          <table:table-cell/>
          <table:table-cell table:formula="of:=AVERAGE([.I11];[.I15];[.I19];[.I23];[.I27])" office:value-type="float" office:value="1162.466" calcext:value-type="float">
            <text:p>1162,47</text:p>
          </table:table-cell>
          <table:table-cell office:value-type="float" office:value="289.992" calcext:value-type="float">
            <text:p>290</text:p>
          </table:table-cell>
        </table:table-row>
        <table:table-row table:style-name="ro1">
          <table:table-cell office:value-type="string" calcext:value-type="string">
            <text:p>venter</text:p>
          </table:table-cell>
          <table:table-cell/>
          <table:table-cell table:formula="of:=AVERAGE([.C12];[.C16];[.C20];[.C24];[.C28])" office:value-type="float" office:value="56.708" calcext:value-type="float">
            <text:p>56,71</text:p>
          </table:table-cell>
          <table:table-cell office:value-type="float" office:value="965.524" calcext:value-type="float">
            <text:p>966</text:p>
          </table:table-cell>
          <table:table-cell/>
          <table:table-cell table:formula="of:=AVERAGE([.F12];[.F16];[.F20];[.F24];[.F28])" office:value-type="float" office:value="684.152" calcext:value-type="float">
            <text:p>684,15</text:p>
          </table:table-cell>
          <table:table-cell office:value-type="float" office:value="329.059" calcext:value-type="float">
            <text:p>329</text:p>
          </table:table-cell>
          <table:table-cell/>
          <table:table-cell table:formula="of:=AVERAGE([.I12];[.I16];[.I20];[.I24];[.I28])" office:value-type="float" office:value="1232.5" calcext:value-type="float">
            <text:p>1232,50</text:p>
          </table:table-cell>
          <table:table-cell office:value-type="float" office:value="443.09" calcext:value-type="float">
            <text:p>443</text:p>
          </table:table-cell>
        </table:table-row>
        <table:table-row table:style-name="ro1">
          <table:table-cell office:value-type="string" calcext:value-type="string">
            <text:p>maternal</text:p>
          </table:table-cell>
          <table:table-cell/>
          <table:table-cell table:formula="of:=AVERAGE([.C13];[.C17];[.C21];[.C25];[.C29])" office:value-type="float" office:value="57.31" calcext:value-type="float">
            <text:p>57,31</text:p>
          </table:table-cell>
          <table:table-cell office:value-type="float" office:value="1090.24" calcext:value-type="float">
            <text:p>1090</text:p>
          </table:table-cell>
          <table:table-cell/>
          <table:table-cell table:formula="of:=AVERAGE([.F13];[.F17];[.F21];[.F25];[.F29])" office:value-type="float" office:value="619.814" calcext:value-type="float">
            <text:p>619,81</text:p>
          </table:table-cell>
          <table:table-cell office:value-type="float" office:value="217.64" calcext:value-type="float">
            <text:p>218</text:p>
          </table:table-cell>
          <table:table-cell/>
          <table:table-cell table:formula="of:=AVERAGE([.I13];[.I17];[.I21];[.I25];[.I29])" office:value-type="float" office:value="1058.754" calcext:value-type="float">
            <text:p>1058,75</text:p>
          </table:table-cell>
          <table:table-cell office:value-type="float" office:value="198.569" calcext:value-type="float">
            <text:p>199</text:p>
          </table:table-cell>
        </table:table-row>
        <table:table-row table:style-name="ro1">
          <table:table-cell office:value-type="string" calcext:value-type="string">
            <text:p>paternal</text:p>
          </table:table-cell>
          <table:table-cell/>
          <table:table-cell table:formula="of:=AVERAGE([.C14];[.C18];[.C22];[.C26];[.C30])" office:value-type="float" office:value="57.386" calcext:value-type="float">
            <text:p>57,39</text:p>
          </table:table-cell>
          <table:table-cell office:value-type="float" office:value="1090.24" calcext:value-type="float">
            <text:p>1090</text:p>
          </table:table-cell>
          <table:table-cell/>
          <table:table-cell table:formula="of:=AVERAGE([.F14];[.F18];[.F22];[.F26];[.F30])" office:value-type="float" office:value="620.68" calcext:value-type="float">
            <text:p>620,68</text:p>
          </table:table-cell>
          <table:table-cell office:value-type="float" office:value="217.751" calcext:value-type="float">
            <text:p>218</text:p>
          </table:table-cell>
          <table:table-cell/>
          <table:table-cell table:formula="of:=AVERAGE([.I14];[.I18];[.I22];[.I26];[.I30])" office:value-type="float" office:value="1073.376" calcext:value-type="float">
            <text:p>1073,38</text:p>
          </table:table-cell>
          <table:table-cell office:value-type="float" office:value="198.706" calcext:value-type="float">
            <text:p>199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float" office:value="56.56" calcext:value-type="float">
            <text:p>56,56</text:p>
          </table:table-cell>
          <table:table-cell table:number-columns-repeated="2"/>
          <table:table-cell office:value-type="float" office:value="620.63" calcext:value-type="float">
            <text:p>620,63</text:p>
          </table:table-cell>
          <table:table-cell table:number-columns-repeated="2"/>
          <table:table-cell office:value-type="float" office:value="1116.27" calcext:value-type="float">
            <text:p>1116,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.67" calcext:value-type="float">
            <text:p>56,67</text:p>
          </table:table-cell>
          <table:table-cell table:number-columns-repeated="2"/>
          <table:table-cell office:value-type="float" office:value="684.25" calcext:value-type="float">
            <text:p>684,25</text:p>
          </table:table-cell>
          <table:table-cell table:number-columns-repeated="2"/>
          <table:table-cell office:value-type="float" office:value="1230.55" calcext:value-type="float">
            <text:p>1230,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.31" calcext:value-type="float">
            <text:p>57,31</text:p>
          </table:table-cell>
          <table:table-cell table:number-columns-repeated="2"/>
          <table:table-cell office:value-type="float" office:value="619.99" calcext:value-type="float">
            <text:p>619,99</text:p>
          </table:table-cell>
          <table:table-cell table:number-columns-repeated="2"/>
          <table:table-cell office:value-type="float" office:value="1058.23" calcext:value-type="float">
            <text:p>1058,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.46" calcext:value-type="float">
            <text:p>57,46</text:p>
          </table:table-cell>
          <table:table-cell table:number-columns-repeated="2"/>
          <table:table-cell office:value-type="float" office:value="620.96" calcext:value-type="float">
            <text:p>620,96</text:p>
          </table:table-cell>
          <table:table-cell table:number-columns-repeated="2"/>
          <table:table-cell office:value-type="float" office:value="1060.95" calcext:value-type="float">
            <text:p>1060,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.55" calcext:value-type="float">
            <text:p>56,55</text:p>
          </table:table-cell>
          <table:table-cell table:number-columns-repeated="2"/>
          <table:table-cell office:value-type="float" office:value="619.51" calcext:value-type="float">
            <text:p>619,51</text:p>
          </table:table-cell>
          <table:table-cell table:number-columns-repeated="2"/>
          <table:table-cell office:value-type="float" office:value="1114.22" calcext:value-type="float">
            <text:p>1114,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.98" calcext:value-type="float">
            <text:p>56,98</text:p>
          </table:table-cell>
          <table:table-cell table:number-columns-repeated="2"/>
          <table:table-cell office:value-type="float" office:value="685.48" calcext:value-type="float">
            <text:p>685,48</text:p>
          </table:table-cell>
          <table:table-cell table:number-columns-repeated="2"/>
          <table:table-cell office:value-type="float" office:value="1233.43" calcext:value-type="float">
            <text:p>1233,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.42" calcext:value-type="float">
            <text:p>57,42</text:p>
          </table:table-cell>
          <table:table-cell table:number-columns-repeated="2"/>
          <table:table-cell office:value-type="float" office:value="619.64" calcext:value-type="float">
            <text:p>619,64</text:p>
          </table:table-cell>
          <table:table-cell table:number-columns-repeated="2"/>
          <table:table-cell office:value-type="float" office:value="1059.44" calcext:value-type="float">
            <text:p>1059,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.4" calcext:value-type="float">
            <text:p>57,40</text:p>
          </table:table-cell>
          <table:table-cell table:number-columns-repeated="2"/>
          <table:table-cell office:value-type="float" office:value="620.27" calcext:value-type="float">
            <text:p>620,27</text:p>
          </table:table-cell>
          <table:table-cell table:number-columns-repeated="2"/>
          <table:table-cell office:value-type="float" office:value="1128.81" calcext:value-type="float">
            <text:p>1128,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.35" calcext:value-type="float">
            <text:p>56,35</text:p>
          </table:table-cell>
          <table:table-cell table:number-columns-repeated="2"/>
          <table:table-cell office:value-type="float" office:value="622.37" calcext:value-type="float">
            <text:p>622,37</text:p>
          </table:table-cell>
          <table:table-cell table:number-columns-repeated="2"/>
          <table:table-cell office:value-type="float" office:value="1115.18" calcext:value-type="float">
            <text:p>1115,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.67" calcext:value-type="float">
            <text:p>56,67</text:p>
          </table:table-cell>
          <table:table-cell table:number-columns-repeated="2"/>
          <table:table-cell office:value-type="float" office:value="683.53" calcext:value-type="float">
            <text:p>683,53</text:p>
          </table:table-cell>
          <table:table-cell table:number-columns-repeated="2"/>
          <table:table-cell office:value-type="float" office:value="1235.46" calcext:value-type="float">
            <text:p>1235,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.31" calcext:value-type="float">
            <text:p>57,31</text:p>
          </table:table-cell>
          <table:table-cell table:number-columns-repeated="2"/>
          <table:table-cell office:value-type="float" office:value="620.32" calcext:value-type="float">
            <text:p>620,32</text:p>
          </table:table-cell>
          <table:table-cell table:number-columns-repeated="2"/>
          <table:table-cell office:value-type="float" office:value="1059.6" calcext:value-type="float">
            <text:p>1059,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.37" calcext:value-type="float">
            <text:p>57,37</text:p>
          </table:table-cell>
          <table:table-cell table:number-columns-repeated="2"/>
          <table:table-cell office:value-type="float" office:value="619.77" calcext:value-type="float">
            <text:p>619,77</text:p>
          </table:table-cell>
          <table:table-cell table:number-columns-repeated="2"/>
          <table:table-cell office:value-type="float" office:value="1058.3" calcext:value-type="float">
            <text:p>1058,3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.41" calcext:value-type="float">
            <text:p>56,41</text:p>
          </table:table-cell>
          <table:table-cell table:number-columns-repeated="2"/>
          <table:table-cell office:value-type="float" office:value="620.97" calcext:value-type="float">
            <text:p>620,97</text:p>
          </table:table-cell>
          <table:table-cell table:number-columns-repeated="2"/>
          <table:table-cell office:value-type="float" office:value="1346.75" calcext:value-type="float">
            <text:p>1346,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.64" calcext:value-type="float">
            <text:p>56,64</text:p>
          </table:table-cell>
          <table:table-cell table:number-columns-repeated="2"/>
          <table:table-cell office:value-type="float" office:value="684.01" calcext:value-type="float">
            <text:p>684,01</text:p>
          </table:table-cell>
          <table:table-cell table:number-columns-repeated="2"/>
          <table:table-cell office:value-type="float" office:value="1231.94" calcext:value-type="float">
            <text:p>1231,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.23" calcext:value-type="float">
            <text:p>57,23</text:p>
          </table:table-cell>
          <table:table-cell table:number-columns-repeated="2"/>
          <table:table-cell office:value-type="float" office:value="619.54" calcext:value-type="float">
            <text:p>619,54</text:p>
          </table:table-cell>
          <table:table-cell table:number-columns-repeated="2"/>
          <table:table-cell office:value-type="float" office:value="1057.86" calcext:value-type="float">
            <text:p>1057,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.33" calcext:value-type="float">
            <text:p>57,33</text:p>
          </table:table-cell>
          <table:table-cell table:number-columns-repeated="2"/>
          <table:table-cell office:value-type="float" office:value="621.55" calcext:value-type="float">
            <text:p>621,55</text:p>
          </table:table-cell>
          <table:table-cell table:number-columns-repeated="2"/>
          <table:table-cell office:value-type="float" office:value="1061.49" calcext:value-type="float">
            <text:p>1061,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.38" calcext:value-type="float">
            <text:p>56,38</text:p>
          </table:table-cell>
          <table:table-cell table:number-columns-repeated="2"/>
          <table:table-cell office:value-type="float" office:value="623.85" calcext:value-type="float">
            <text:p>623,85</text:p>
          </table:table-cell>
          <table:table-cell table:number-columns-repeated="2"/>
          <table:table-cell office:value-type="float" office:value="1119.91" calcext:value-type="float">
            <text:p>1119,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.58" calcext:value-type="float">
            <text:p>56,58</text:p>
          </table:table-cell>
          <table:table-cell table:number-columns-repeated="2"/>
          <table:table-cell office:value-type="float" office:value="683.49" calcext:value-type="float">
            <text:p>683,49</text:p>
          </table:table-cell>
          <table:table-cell table:number-columns-repeated="2"/>
          <table:table-cell office:value-type="float" office:value="1231.12" calcext:value-type="float">
            <text:p>1231,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.28" calcext:value-type="float">
            <text:p>57,28</text:p>
          </table:table-cell>
          <table:table-cell table:number-columns-repeated="2"/>
          <table:table-cell office:value-type="float" office:value="619.58" calcext:value-type="float">
            <text:p>619,58</text:p>
          </table:table-cell>
          <table:table-cell table:number-columns-repeated="2"/>
          <table:table-cell office:value-type="float" office:value="1058.64" calcext:value-type="float">
            <text:p>1058,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.37" calcext:value-type="float">
            <text:p>57,37</text:p>
          </table:table-cell>
          <table:table-cell table:number-columns-repeated="2"/>
          <table:table-cell office:value-type="float" office:value="620.85" calcext:value-type="float">
            <text:p>620,85</text:p>
          </table:table-cell>
          <table:table-cell table:number-columns-repeated="2"/>
          <table:table-cell office:value-type="float" office:value="1057.33" calcext:value-type="float">
            <text:p>1057,33</text:p>
          </table:table-cell>
          <table:table-cell/>
        </table:table-row>
        <table:table-row table:style-name="ro1" table:number-rows-repeated="104854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RRR WT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row table:style-name="ro1">
          <table:table-cell table:number-columns-repeated="2"/>
          <table:table-cell office:value-type="string" calcext:value-type="string">
            <text:p>Simple FM</text:p>
          </table:table-cell>
          <table:table-cell table:number-columns-repeated="2"/>
          <table:table-cell office:value-type="string" calcext:value-type="string">
            <text:p>Relative FM / RRR</text:p>
          </table:table-cell>
          <table:table-cell table:number-columns-repeated="2"/>
          <table:table-cell office:value-type="string" calcext:value-type="string">
            <text:p>Relative FM / Sparse</text:p>
          </table:table-cell>
          <table:table-cell/>
        </table:table-row>
        <table:table-row table:style-name="ro1"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Time (s)</text:p>
          </table:table-cell>
          <table:table-cell office:value-type="string" calcext:value-type="string">
            <text:p>Size (MB)</text:p>
          </table:table-cell>
          <table:table-cell/>
          <table:table-cell office:value-type="string" calcext:value-type="string">
            <text:p>Time (s)</text:p>
          </table:table-cell>
          <table:table-cell office:value-type="string" calcext:value-type="string">
            <text:p>Size (MB)</text:p>
          </table:table-cell>
          <table:table-cell/>
          <table:table-cell office:value-type="string" calcext:value-type="string">
            <text:p>Time (s)</text:p>
          </table:table-cell>
          <table:table-cell office:value-type="string" calcext:value-type="string">
            <text:p>Size (MB)</text:p>
          </table:table-cell>
        </table:table-row>
        <table:table-row table:style-name="ro1">
          <table:table-cell office:value-type="string" calcext:value-type="string">
            <text:p>yanhuang</text:p>
          </table:table-cell>
          <table:table-cell/>
          <table:table-cell table:formula="of:=AVERAGE([.C11];[.C15];[.C19];[.C23];[.C27])" office:value-type="float" office:value="328.862" calcext:value-type="float">
            <text:p>328,86</text:p>
          </table:table-cell>
          <table:table-cell office:value-type="float" office:value="628.115" calcext:value-type="float">
            <text:p>628</text:p>
          </table:table-cell>
          <table:table-cell/>
          <table:table-cell table:formula="of:=AVERAGE([.F11];[.F15];[.F19];[.F23];[.F27])" office:value-type="float" office:value="1637.438" calcext:value-type="float">
            <text:p>1637,44</text:p>
          </table:table-cell>
          <table:table-cell office:value-type="float" office:value="255.619" calcext:value-type="float">
            <text:p>256</text:p>
          </table:table-cell>
          <table:table-cell/>
          <table:table-cell table:formula="of:=AVERAGE([.I11];[.I15];[.I19];[.I23];[.I27])" office:value-type="float" office:value="1994.892" calcext:value-type="float">
            <text:p>1994,89</text:p>
          </table:table-cell>
          <table:table-cell office:value-type="float" office:value="257.446" calcext:value-type="float">
            <text:p>257</text:p>
          </table:table-cell>
        </table:table-row>
        <table:table-row table:style-name="ro1">
          <table:table-cell office:value-type="string" calcext:value-type="string">
            <text:p>venter</text:p>
          </table:table-cell>
          <table:table-cell/>
          <table:table-cell table:formula="of:=AVERAGE([.C12];[.C16];[.C20];[.C24];[.C28])" office:value-type="float" office:value="318.388" calcext:value-type="float">
            <text:p>318,39</text:p>
          </table:table-cell>
          <table:table-cell office:value-type="float" office:value="615.053" calcext:value-type="float">
            <text:p>615</text:p>
          </table:table-cell>
          <table:table-cell/>
          <table:table-cell table:formula="of:=AVERAGE([.F12];[.F16];[.F20];[.F24];[.F28])" office:value-type="float" office:value="1705.958" calcext:value-type="float">
            <text:p>1705,96</text:p>
          </table:table-cell>
          <table:table-cell office:value-type="float" office:value="256.721" calcext:value-type="float">
            <text:p>257</text:p>
          </table:table-cell>
          <table:table-cell/>
          <table:table-cell table:formula="of:=AVERAGE([.I12];[.I16];[.I20];[.I24];[.I28])" office:value-type="float" office:value="2117.278" calcext:value-type="float">
            <text:p>2117,28</text:p>
          </table:table-cell>
          <table:table-cell office:value-type="float" office:value="370.753" calcext:value-type="float">
            <text:p>371</text:p>
          </table:table-cell>
        </table:table-row>
        <table:table-row table:style-name="ro1">
          <table:table-cell office:value-type="string" calcext:value-type="string">
            <text:p>maternal</text:p>
          </table:table-cell>
          <table:table-cell/>
          <table:table-cell table:formula="of:=AVERAGE([.C13];[.C17];[.C21];[.C25];[.C29])" office:value-type="float" office:value="325.492" calcext:value-type="float">
            <text:p>325,49</text:p>
          </table:table-cell>
          <table:table-cell office:value-type="float" office:value="635.994" calcext:value-type="float">
            <text:p>636</text:p>
          </table:table-cell>
          <table:table-cell/>
          <table:table-cell table:formula="of:=AVERAGE([.F13];[.F17];[.F21];[.F25];[.F29])" office:value-type="float" office:value="1614.564" calcext:value-type="float">
            <text:p>1614,56</text:p>
          </table:table-cell>
          <table:table-cell office:value-type="float" office:value="191.618" calcext:value-type="float">
            <text:p>192</text:p>
          </table:table-cell>
          <table:table-cell/>
          <table:table-cell table:formula="of:=AVERAGE([.I13];[.I17];[.I21];[.I25];[.I29])" office:value-type="float" office:value="1921.918" calcext:value-type="float">
            <text:p>1921,92</text:p>
          </table:table-cell>
          <table:table-cell office:value-type="float" office:value="172.547" calcext:value-type="float">
            <text:p>173</text:p>
          </table:table-cell>
        </table:table-row>
        <table:table-row table:style-name="ro1">
          <table:table-cell office:value-type="string" calcext:value-type="string">
            <text:p>paternal</text:p>
          </table:table-cell>
          <table:table-cell/>
          <table:table-cell table:formula="of:=AVERAGE([.C14];[.C18];[.C22];[.C26];[.C30])" office:value-type="float" office:value="318.328" calcext:value-type="float">
            <text:p>318,33</text:p>
          </table:table-cell>
          <table:table-cell office:value-type="float" office:value="635.995" calcext:value-type="float">
            <text:p>636</text:p>
          </table:table-cell>
          <table:table-cell/>
          <table:table-cell table:formula="of:=AVERAGE([.F14];[.F18];[.F22];[.F26];[.F30])" office:value-type="float" office:value="1573.988" calcext:value-type="float">
            <text:p>1573,99</text:p>
          </table:table-cell>
          <table:table-cell office:value-type="float" office:value="191.71" calcext:value-type="float">
            <text:p>192</text:p>
          </table:table-cell>
          <table:table-cell/>
          <table:table-cell table:formula="of:=AVERAGE([.I14];[.I18];[.I22];[.I26];[.I30])" office:value-type="float" office:value="1919.804" calcext:value-type="float">
            <text:p>1919,80</text:p>
          </table:table-cell>
          <table:table-cell office:value-type="float" office:value="172.664" calcext:value-type="float">
            <text:p>173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float" office:value="360.64" calcext:value-type="float">
            <text:p>360,64</text:p>
          </table:table-cell>
          <table:table-cell table:number-columns-repeated="2"/>
          <table:table-cell office:value-type="float" office:value="1642.77" calcext:value-type="float">
            <text:p>1642,77</text:p>
          </table:table-cell>
          <table:table-cell table:number-columns-repeated="2"/>
          <table:table-cell office:value-type="float" office:value="1993.89" calcext:value-type="float">
            <text:p>1993,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8.58" calcext:value-type="float">
            <text:p>318,58</text:p>
          </table:table-cell>
          <table:table-cell table:number-columns-repeated="2"/>
          <table:table-cell office:value-type="float" office:value="1711.78" calcext:value-type="float">
            <text:p>1711,78</text:p>
          </table:table-cell>
          <table:table-cell table:number-columns-repeated="2"/>
          <table:table-cell office:value-type="float" office:value="2116.99" calcext:value-type="float">
            <text:p>2116,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6.93" calcext:value-type="float">
            <text:p>316,93</text:p>
          </table:table-cell>
          <table:table-cell table:number-columns-repeated="2"/>
          <table:table-cell office:value-type="float" office:value="1614.88" calcext:value-type="float">
            <text:p>1614,88</text:p>
          </table:table-cell>
          <table:table-cell table:number-columns-repeated="2"/>
          <table:table-cell office:value-type="float" office:value="1919.21" calcext:value-type="float">
            <text:p>1919,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8.37" calcext:value-type="float">
            <text:p>318,37</text:p>
          </table:table-cell>
          <table:table-cell table:number-columns-repeated="2"/>
          <table:table-cell office:value-type="float" office:value="1515.2" calcext:value-type="float">
            <text:p>1515,20</text:p>
          </table:table-cell>
          <table:table-cell table:number-columns-repeated="2"/>
          <table:table-cell office:value-type="float" office:value="1918.23" calcext:value-type="float">
            <text:p>1918,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0.56" calcext:value-type="float">
            <text:p>320,56</text:p>
          </table:table-cell>
          <table:table-cell table:number-columns-repeated="2"/>
          <table:table-cell office:value-type="float" office:value="1638.07" calcext:value-type="float">
            <text:p>1638,07</text:p>
          </table:table-cell>
          <table:table-cell table:number-columns-repeated="2"/>
          <table:table-cell office:value-type="float" office:value="1993.43" calcext:value-type="float">
            <text:p>1993,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7.82" calcext:value-type="float">
            <text:p>317,82</text:p>
          </table:table-cell>
          <table:table-cell table:number-columns-repeated="2"/>
          <table:table-cell office:value-type="float" office:value="1710.94" calcext:value-type="float">
            <text:p>1710,94</text:p>
          </table:table-cell>
          <table:table-cell table:number-columns-repeated="2"/>
          <table:table-cell office:value-type="float" office:value="2114.71" calcext:value-type="float">
            <text:p>2114,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7.42" calcext:value-type="float">
            <text:p>317,42</text:p>
          </table:table-cell>
          <table:table-cell table:number-columns-repeated="2"/>
          <table:table-cell office:value-type="float" office:value="1617.78" calcext:value-type="float">
            <text:p>1617,78</text:p>
          </table:table-cell>
          <table:table-cell table:number-columns-repeated="2"/>
          <table:table-cell office:value-type="float" office:value="1917.04" calcext:value-type="float">
            <text:p>1917,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8.42" calcext:value-type="float">
            <text:p>318,42</text:p>
          </table:table-cell>
          <table:table-cell table:number-columns-repeated="2"/>
          <table:table-cell office:value-type="float" office:value="1617.99" calcext:value-type="float">
            <text:p>1617,99</text:p>
          </table:table-cell>
          <table:table-cell table:number-columns-repeated="2"/>
          <table:table-cell office:value-type="float" office:value="1915.74" calcext:value-type="float">
            <text:p>1915,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1.47" calcext:value-type="float">
            <text:p>321,47</text:p>
          </table:table-cell>
          <table:table-cell table:number-columns-repeated="2"/>
          <table:table-cell office:value-type="float" office:value="1637.52" calcext:value-type="float">
            <text:p>1637,52</text:p>
          </table:table-cell>
          <table:table-cell table:number-columns-repeated="2"/>
          <table:table-cell office:value-type="float" office:value="1994.65" calcext:value-type="float">
            <text:p>1994,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9.08" calcext:value-type="float">
            <text:p>319,08</text:p>
          </table:table-cell>
          <table:table-cell table:number-columns-repeated="2"/>
          <table:table-cell office:value-type="float" office:value="1685.58" calcext:value-type="float">
            <text:p>1685,58</text:p>
          </table:table-cell>
          <table:table-cell table:number-columns-repeated="2"/>
          <table:table-cell office:value-type="float" office:value="2114.8" calcext:value-type="float">
            <text:p>2114,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7.58" calcext:value-type="float">
            <text:p>317,58</text:p>
          </table:table-cell>
          <table:table-cell table:number-columns-repeated="2"/>
          <table:table-cell office:value-type="float" office:value="1613.51" calcext:value-type="float">
            <text:p>1613,51</text:p>
          </table:table-cell>
          <table:table-cell table:number-columns-repeated="2"/>
          <table:table-cell office:value-type="float" office:value="1923.28" calcext:value-type="float">
            <text:p>1923,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8.36" calcext:value-type="float">
            <text:p>318,36</text:p>
          </table:table-cell>
          <table:table-cell table:number-columns-repeated="2"/>
          <table:table-cell office:value-type="float" office:value="1621.39" calcext:value-type="float">
            <text:p>1621,39</text:p>
          </table:table-cell>
          <table:table-cell table:number-columns-repeated="2"/>
          <table:table-cell office:value-type="float" office:value="1922.27" calcext:value-type="float">
            <text:p>1922,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0.67" calcext:value-type="float">
            <text:p>320,67</text:p>
          </table:table-cell>
          <table:table-cell table:number-columns-repeated="2"/>
          <table:table-cell office:value-type="float" office:value="1633.32" calcext:value-type="float">
            <text:p>1633,32</text:p>
          </table:table-cell>
          <table:table-cell table:number-columns-repeated="2"/>
          <table:table-cell office:value-type="float" office:value="1996.41" calcext:value-type="float">
            <text:p>1996,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7.78" calcext:value-type="float">
            <text:p>317,78</text:p>
          </table:table-cell>
          <table:table-cell table:number-columns-repeated="2"/>
          <table:table-cell office:value-type="float" office:value="1708.49" calcext:value-type="float">
            <text:p>1708,49</text:p>
          </table:table-cell>
          <table:table-cell table:number-columns-repeated="2"/>
          <table:table-cell office:value-type="float" office:value="2117.18" calcext:value-type="float">
            <text:p>2117,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8.74" calcext:value-type="float">
            <text:p>318,74</text:p>
          </table:table-cell>
          <table:table-cell table:number-columns-repeated="2"/>
          <table:table-cell office:value-type="float" office:value="1613.66" calcext:value-type="float">
            <text:p>1613,66</text:p>
          </table:table-cell>
          <table:table-cell table:number-columns-repeated="2"/>
          <table:table-cell office:value-type="float" office:value="1923.1" calcext:value-type="float">
            <text:p>1923,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7.74" calcext:value-type="float">
            <text:p>317,74</text:p>
          </table:table-cell>
          <table:table-cell table:number-columns-repeated="2"/>
          <table:table-cell office:value-type="float" office:value="1618.5" calcext:value-type="float">
            <text:p>1618,50</text:p>
          </table:table-cell>
          <table:table-cell table:number-columns-repeated="2"/>
          <table:table-cell office:value-type="float" office:value="1921.71" calcext:value-type="float">
            <text:p>1921,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0.97" calcext:value-type="float">
            <text:p>320,97</text:p>
          </table:table-cell>
          <table:table-cell table:number-columns-repeated="2"/>
          <table:table-cell office:value-type="float" office:value="1635.51" calcext:value-type="float">
            <text:p>1635,51</text:p>
          </table:table-cell>
          <table:table-cell table:number-columns-repeated="2"/>
          <table:table-cell office:value-type="float" office:value="1996.08" calcext:value-type="float">
            <text:p>1996,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8.68" calcext:value-type="float">
            <text:p>318,68</text:p>
          </table:table-cell>
          <table:table-cell table:number-columns-repeated="2"/>
          <table:table-cell office:value-type="float" office:value="1713" calcext:value-type="float">
            <text:p>1713,00</text:p>
          </table:table-cell>
          <table:table-cell table:number-columns-repeated="2"/>
          <table:table-cell office:value-type="float" office:value="2122.71" calcext:value-type="float">
            <text:p>2122,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6.79" calcext:value-type="float">
            <text:p>356,79</text:p>
          </table:table-cell>
          <table:table-cell table:number-columns-repeated="2"/>
          <table:table-cell office:value-type="float" office:value="1612.99" calcext:value-type="float">
            <text:p>1612,99</text:p>
          </table:table-cell>
          <table:table-cell table:number-columns-repeated="2"/>
          <table:table-cell office:value-type="float" office:value="1926.96" calcext:value-type="float">
            <text:p>1926,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8.75" calcext:value-type="float">
            <text:p>318,75</text:p>
          </table:table-cell>
          <table:table-cell table:number-columns-repeated="2"/>
          <table:table-cell office:value-type="float" office:value="1496.86" calcext:value-type="float">
            <text:p>1496,86</text:p>
          </table:table-cell>
          <table:table-cell table:number-columns-repeated="2"/>
          <table:table-cell office:value-type="float" office:value="1921.07" calcext:value-type="float">
            <text:p>1921,07</text:p>
          </table:table-cell>
          <table:table-cell/>
        </table:table-row>
        <table:table-row table:style-name="ro1" table:number-rows-repeated="104854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2">00.00.0000</text:date>, <text:time style:data-style-name="N2" text:time-value="0000-00-00T16:31:48.87637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02:31:44.880399000</meta:creation-date>
    <dc:date>2014-07-12T16:36:06.736911000</dc:date>
    <meta:editing-duration>PT6M24S</meta:editing-duration>
    <meta:editing-cycles>8</meta:editing-cycles>
    <meta:generator>LibreOffice/4.1.5.3$MacOSX_x86 LibreOffice_project/1c1366bba2ba2b554cd2ca4d87c06da81c05d24</meta:generator>
    <meta:document-statistic meta:table-count="2" meta:cell-count="196" meta:object-count="0"/>
  </office:meta>
</office:document-meta>
</file>